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2000000C00000C200000046900BB6F64.svm" manifest:media-type=""/>
  <manifest:file-entry manifest:full-path="Pictures/20000012000004690000046909997DA3.svm" manifest:media-type=""/>
  <manifest:file-entry manifest:full-path="Pictures/2000001800000469000004692B27417E.svm" manifest:media-type=""/>
  <manifest:file-entry manifest:full-path="Pictures/2000001800000469000004696BEA4B97.svm" manifest:media-type=""/>
  <manifest:file-entry manifest:full-path="Pictures/200000240000046900000469082C9CC8.svm" manifest:media-type=""/>
  <manifest:file-entry manifest:full-path="Pictures/2000002A00000469000004694D38254F.svm" manifest:media-type=""/>
  <manifest:file-entry manifest:full-path="Pictures/200000120000046900000469C31BEFA0.svm" manifest:media-type=""/>
  <manifest:file-entry manifest:full-path="Pictures/2000000C000004690000046949B61B15.svm" manifest:media-type=""/>
  <manifest:file-entry manifest:full-path="Pictures/200000120000046900000469AB00BF6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draw:marker-start-width="0.5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draw:marker-start="Symmetric_20_Arrow" draw:marker-start-width="0.6cm" draw:marker-end="Symmetric_20_Arrow" draw:marker-end-width="0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="" draw:marker-start-width="0.6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-color="#0000ff" draw:opacity="30%" draw:textarea-horizontal-align="justify" draw:textarea-vertical-align="middle" draw:auto-grow-height="false" draw:shadow-opacity="3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124cm"/>
    </style:style>
    <style:style style:name="gr9" style:family="graphic" style:parent-style-name="objectwithoutfill">
      <style:graphic-properties svg:stroke-width="0.2cm" draw:marker-start-width="0.5cm" draw:marker-end="Symmetric_20_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fo:min-height="0.739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Verdana" style:font-family-generic="swiss" fo:font-size="24pt" fo:font-weight="bold" style:font-size-asian="32pt" style:font-weight-asian="bold" style:font-size-complex="32pt" style:font-weight-complex="bold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0000ff" fo:font-family="Verdana" style:font-family-generic="swiss" fo:font-size="24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Verdana" style:font-family-generic="swiss" fo:font-size="24pt" fo:font-weight="bold" style:font-size-asian="32pt" style:font-weight-asian="bold" style:font-size-complex="32pt" style:font-weight-complex="bold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family="Verdana" style:font-family-generic="swiss" fo:font-size="24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family="Verdana" style:font-family-generic="swiss" fo:font-size="24pt" fo:font-weight="bold" style:font-size-asian="32pt" style:font-weight-asian="bold" style:font-size-complex="32pt" style:font-weight-complex="bold"/>
    </style:style>
    <style:style style:name="T3" style:family="text">
      <style:text-properties fo:font-family="Verdana" style:font-family-generic="swiss" style:font-pitch="variable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2cm" svg:height="3.2cm" svg:x="6.72cm" svg:y="8.96cm">
          <draw:image xlink:href="Pictures/200000120000046900000469AB00BF61.svm" xlink:type="simple" xlink:show="embed" xlink:actuate="onLoad">
            <text:p/>
          </draw:image>
        </draw:frame>
        <draw:line draw:style-name="gr2" draw:text-style-name="P1" draw:layer="layout" svg:x1="16.48cm" svg:y1="10.4cm" svg:x2="19.52cm" svg:y2="10.4cm">
          <text:p/>
        </draw:line>
        <draw:polyline draw:style-name="gr3" draw:text-style-name="P1" draw:layer="layout" svg:width="3.679cm" svg:height="3.999cm" svg:x="16.48cm" svg:y="12.8cm" svg:viewBox="0 0 3680 4000" draw:points="3680,0 2080,4000 0,4000">
          <text:p/>
        </draw:polyline>
        <draw:polyline draw:style-name="gr3" draw:text-style-name="P1" draw:layer="layout" svg:width="3.679cm" svg:height="3.999cm" draw:transform="rotate (-3.14159265358979) translate (20.16cm 8.16cm)" svg:viewBox="0 0 3680 4000" draw:points="0,0 1600,4000 3680,4000">
          <text:p/>
        </draw:polyline>
        <draw:frame draw:style-name="gr1" draw:text-style-name="P1" draw:layer="layout" svg:width="3.2cm" svg:height="3.2cm" svg:x="20.16cm" svg:y="8.96cm">
          <draw:image xlink:href="Pictures/2000000C000004690000046949B61B15.svm" xlink:type="simple" xlink:show="embed" xlink:actuate="onLoad">
            <text:p/>
          </draw:image>
        </draw:frame>
        <draw:frame draw:style-name="gr1" draw:text-style-name="P1" draw:layer="layout" svg:width="3.2cm" svg:height="3.2cm" svg:x="6.72cm" svg:y="15.04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6.88cm" svg:y="2.4cm">
          <draw:image xlink:href="Pictures/200000120000046900000469AB00BF61.svm" xlink:type="simple" xlink:show="embed" xlink:actuate="onLoad">
            <text:p/>
          </draw:image>
        </draw:frame>
        <draw:line draw:style-name="gr4" draw:text-style-name="P1" draw:layer="layout" svg:x1="9.92cm" svg:y1="10.4cm" svg:x2="11.68cm" svg:y2="10.4cm">
          <text:p/>
        </draw:line>
        <draw:frame draw:style-name="gr1" draw:text-style-name="P1" draw:layer="layout" svg:width="3.2cm" svg:height="3.2cm" svg:x="12.32cm" svg:y="8.96cm">
          <draw:image xlink:href="Pictures/200000120000046900000469C31BEFA0.svm" xlink:type="simple" xlink:show="embed" xlink:actuate="onLoad">
            <text:p/>
          </draw:image>
        </draw:frame>
        <draw:frame draw:style-name="gr1" draw:text-style-name="P1" draw:layer="layout" svg:width="3.2cm" svg:height="3.2cm" svg:x="12.286cm" svg:y="15.04cm">
          <draw:image xlink:href="Pictures/200000120000046900000469C31BEFA0.svm" xlink:type="simple" xlink:show="embed" xlink:actuate="onLoad">
            <text:p/>
          </draw:image>
        </draw:frame>
        <draw:frame draw:style-name="gr1" draw:text-style-name="P1" draw:layer="layout" svg:width="3.2cm" svg:height="3.2cm" svg:x="12.32cm" svg:y="2.24cm">
          <draw:image xlink:href="Pictures/200000120000046900000469C31BEFA0.svm" xlink:type="simple" xlink:show="embed" xlink:actuate="onLoad">
            <text:p/>
          </draw:image>
        </draw:frame>
        <draw:line draw:style-name="gr4" draw:text-style-name="P1" draw:layer="layout" svg:x1="9.92cm" svg:y1="4.16cm" svg:x2="11.68cm" svg:y2="4.16cm">
          <text:p/>
        </draw:line>
        <draw:line draw:style-name="gr4" draw:text-style-name="P1" draw:layer="layout" svg:x1="9.92cm" svg:y1="16.8cm" svg:x2="11.68cm" svg:y2="16.8cm">
          <text:p/>
        </draw:line>
        <draw:frame draw:style-name="gr5" draw:text-style-name="P3" draw:layer="layout" svg:width="4.122cm" svg:height="1.28cm" svg:x="12.78cm" svg:y="0.341cm">
          <draw:text-box>
            <text:p text:style-name="P2"><text:span text:style-name="T1">tagging</text:span></text:p>
          </draw:text-box>
        </draw:frame>
        <draw:frame draw:style-name="gr5" draw:text-style-name="P3" draw:layer="layout" svg:width="4.939cm" svg:height="1.28cm" svg:x="6.18cm" svg:y="0.281cm">
          <draw:text-box>
            <text:p text:style-name="P2"><text:span text:style-name="T1">members</text:span></text:p>
          </draw:text-box>
        </draw:frame>
        <draw:frame draw:style-name="gr5" draw:text-style-name="P3" draw:layer="layout" svg:width="5.222cm" svg:height="1.28cm" svg:x="18.729cm" svg:y="0.244cm">
          <draw:text-box>
            <text:p text:style-name="P2"><text:span text:style-name="T1">document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3.2cm" svg:height="3.2cm" svg:x="6.72cm" svg:y="8.96cm">
          <draw:image xlink:href="Pictures/200000120000046900000469AB00BF61.svm" xlink:type="simple" xlink:show="embed" xlink:actuate="onLoad">
            <text:p/>
          </draw:image>
        </draw:frame>
        <draw:line draw:style-name="gr2" draw:text-style-name="P1" draw:layer="layout" svg:x1="16.48cm" svg:y1="10.4cm" svg:x2="19.52cm" svg:y2="10.4cm">
          <text:p/>
        </draw:line>
        <draw:polyline draw:style-name="gr3" draw:text-style-name="P1" draw:layer="layout" svg:width="3.679cm" svg:height="3.999cm" svg:x="16.48cm" svg:y="12.8cm" svg:viewBox="0 0 3680 4000" draw:points="3680,0 2080,4000 0,4000">
          <text:p/>
        </draw:polyline>
        <draw:polyline draw:style-name="gr3" draw:text-style-name="P1" draw:layer="layout" svg:width="3.679cm" svg:height="3.999cm" draw:transform="rotate (-3.14159265358979) translate (20.16cm 8.16cm)" svg:viewBox="0 0 3680 4000" draw:points="0,0 1600,4000 3680,4000">
          <text:p/>
        </draw:polyline>
        <draw:frame draw:style-name="gr1" draw:text-style-name="P1" draw:layer="layout" svg:width="3.2cm" svg:height="3.2cm" svg:x="20.16cm" svg:y="8.96cm">
          <draw:image xlink:href="Pictures/2000000C000004690000046949B61B15.svm" xlink:type="simple" xlink:show="embed" xlink:actuate="onLoad">
            <text:p/>
          </draw:image>
        </draw:frame>
        <draw:frame draw:style-name="gr1" draw:text-style-name="P1" draw:layer="layout" svg:width="3.2cm" svg:height="3.2cm" svg:x="6.72cm" svg:y="15.04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6.88cm" svg:y="2.4cm">
          <draw:image xlink:href="Pictures/200000120000046900000469AB00BF61.svm" xlink:type="simple" xlink:show="embed" xlink:actuate="onLoad">
            <text:p/>
          </draw:image>
        </draw:frame>
        <draw:line draw:style-name="gr4" draw:text-style-name="P1" draw:layer="layout" svg:x1="9.92cm" svg:y1="10.4cm" svg:x2="11.68cm" svg:y2="10.4cm">
          <text:p/>
        </draw:line>
        <draw:frame draw:style-name="gr1" draw:text-style-name="P1" draw:layer="layout" svg:width="3.2cm" svg:height="3.2cm" svg:x="12.32cm" svg:y="8.96cm">
          <draw:image xlink:href="Pictures/200000120000046900000469C31BEFA0.svm" xlink:type="simple" xlink:show="embed" xlink:actuate="onLoad">
            <text:p/>
          </draw:image>
        </draw:frame>
        <draw:frame draw:style-name="gr1" draw:text-style-name="P1" draw:layer="layout" svg:width="3.2cm" svg:height="3.2cm" svg:x="12.286cm" svg:y="15.04cm">
          <draw:image xlink:href="Pictures/200000120000046900000469C31BEFA0.svm" xlink:type="simple" xlink:show="embed" xlink:actuate="onLoad">
            <text:p/>
          </draw:image>
        </draw:frame>
        <draw:frame draw:style-name="gr1" draw:text-style-name="P1" draw:layer="layout" svg:width="3.2cm" svg:height="3.2cm" svg:x="12.32cm" svg:y="2.24cm">
          <draw:image xlink:href="Pictures/200000120000046900000469C31BEFA0.svm" xlink:type="simple" xlink:show="embed" xlink:actuate="onLoad">
            <text:p/>
          </draw:image>
        </draw:frame>
        <draw:line draw:style-name="gr4" draw:text-style-name="P1" draw:layer="layout" svg:x1="9.92cm" svg:y1="4.16cm" svg:x2="11.68cm" svg:y2="4.16cm">
          <text:p/>
        </draw:line>
        <draw:line draw:style-name="gr4" draw:text-style-name="P1" draw:layer="layout" svg:x1="9.92cm" svg:y1="16.8cm" svg:x2="11.68cm" svg:y2="16.8cm">
          <text:p/>
        </draw:line>
        <draw:frame draw:style-name="gr5" draw:text-style-name="P3" draw:layer="layout" svg:width="4.122cm" svg:height="1.28cm" svg:x="12.78cm" svg:y="0.341cm">
          <draw:text-box>
            <text:p text:style-name="P2"><text:span text:style-name="T1">tagging</text:span></text:p>
          </draw:text-box>
        </draw:frame>
        <draw:frame draw:style-name="gr5" draw:text-style-name="P3" draw:layer="layout" svg:width="4.939cm" svg:height="1.28cm" svg:x="6.18cm" svg:y="0.281cm">
          <draw:text-box>
            <text:p text:style-name="P2"><text:span text:style-name="T1">members</text:span></text:p>
          </draw:text-box>
        </draw:frame>
        <draw:frame draw:style-name="gr5" draw:text-style-name="P3" draw:layer="layout" svg:width="5.222cm" svg:height="1.28cm" svg:x="18.729cm" svg:y="0.244cm">
          <draw:text-box>
            <text:p text:style-name="P2"><text:span text:style-name="T1">document</text:span></text:p>
          </draw:text-box>
        </draw:frame>
        <draw:custom-shape draw:style-name="gr7" draw:text-style-name="P1" draw:layer="layout" svg:width="10.72cm" svg:height="17.12cm" svg:x="6.24cm" svg:y="1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9.624cm" svg:height="1.28cm" svg:x="7.2cm" svg:y="19.36cm">
          <draw:text-box>
            <text:p text:style-name="P2"><text:span text:style-name="T2">statistical analysi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3.2cm" svg:height="3.2cm" svg:x="6.72cm" svg:y="8.96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20.16cm" svg:y="8.96cm">
          <draw:image xlink:href="Pictures/2000000C000004690000046949B61B15.svm" xlink:type="simple" xlink:show="embed" xlink:actuate="onLoad">
            <text:p/>
          </draw:image>
        </draw:frame>
        <draw:frame draw:style-name="gr1" draw:text-style-name="P1" draw:layer="layout" svg:width="3.2cm" svg:height="3.2cm" svg:x="6.72cm" svg:y="15.04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6.88cm" svg:y="2.4cm">
          <draw:image xlink:href="Pictures/200000120000046900000469AB00BF61.svm" xlink:type="simple" xlink:show="embed" xlink:actuate="onLoad">
            <text:p/>
          </draw:image>
        </draw:frame>
        <draw:line draw:style-name="gr4" draw:text-style-name="P1" draw:layer="layout" svg:x1="17.76cm" svg:y1="10.4cm" svg:x2="19.68cm" svg:y2="10.4cm">
          <text:p/>
        </draw:line>
        <draw:frame draw:style-name="gr1" draw:text-style-name="P1" draw:layer="layout" svg:width="3.2cm" svg:height="3.2cm" svg:x="14.08cm" svg:y="8.96cm">
          <draw:image xlink:href="Pictures/200000120000046900000469C31BEFA0.svm" xlink:type="simple" xlink:show="embed" xlink:actuate="onLoad">
            <text:p/>
          </draw:image>
        </draw:frame>
        <draw:frame draw:style-name="gr5" draw:text-style-name="P3" draw:layer="layout" svg:width="4.122cm" svg:height="1.28cm" svg:x="12.779cm" svg:y="0.34cm">
          <draw:text-box>
            <text:p text:style-name="P2"><text:span text:style-name="T1">tagging</text:span></text:p>
          </draw:text-box>
        </draw:frame>
        <draw:line draw:style-name="gr2" draw:text-style-name="P1" draw:layer="layout" svg:x1="10.24cm" svg:y1="10.4cm" svg:x2="13.28cm" svg:y2="10.4cm">
          <text:p/>
        </draw:line>
        <draw:polyline draw:style-name="gr3" draw:text-style-name="P1" draw:layer="layout" svg:width="3.679cm" svg:height="3.999cm" svg:x="9.92cm" svg:y="12.8cm" svg:viewBox="0 0 3680 4000" draw:points="3680,0 2080,4000 0,4000">
          <text:p/>
        </draw:polyline>
        <draw:polyline draw:style-name="gr3" draw:text-style-name="P1" draw:layer="layout" svg:width="3.679cm" svg:height="3.999cm" draw:transform="rotate (-3.14159265358979) translate (13.6cm 8.16cm)" svg:viewBox="0 0 3680 4000" draw:points="0,0 1600,4000 3680,4000">
          <text:p/>
        </draw:polyline>
        <draw:frame draw:style-name="gr5" draw:text-style-name="P3" draw:layer="layout" svg:width="4.939cm" svg:height="1.28cm" svg:x="6.179cm" svg:y="0.28cm">
          <draw:text-box>
            <text:p text:style-name="P2"><text:span text:style-name="T1">members</text:span></text:p>
          </draw:text-box>
        </draw:frame>
        <draw:frame draw:style-name="gr5" draw:text-style-name="P3" draw:layer="layout" svg:width="5.222cm" svg:height="1.28cm" svg:x="18.728cm" svg:y="0.243cm">
          <draw:text-box>
            <text:p text:style-name="P2"><text:span text:style-name="T1">document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3.2cm" svg:height="3.2cm" svg:x="6.72cm" svg:y="8.96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20.16cm" svg:y="8.96cm">
          <draw:image xlink:href="Pictures/2000000C000004690000046949B61B15.svm" xlink:type="simple" xlink:show="embed" xlink:actuate="onLoad">
            <text:p/>
          </draw:image>
        </draw:frame>
        <draw:frame draw:style-name="gr1" draw:text-style-name="P1" draw:layer="layout" svg:width="3.2cm" svg:height="3.2cm" svg:x="6.72cm" svg:y="15.04cm">
          <draw:image xlink:href="Pictures/200000120000046900000469AB00BF61.svm" xlink:type="simple" xlink:show="embed" xlink:actuate="onLoad">
            <text:p/>
          </draw:image>
        </draw:frame>
        <draw:frame draw:style-name="gr1" draw:text-style-name="P1" draw:layer="layout" svg:width="3.2cm" svg:height="3.2cm" svg:x="6.88cm" svg:y="2.4cm">
          <draw:image xlink:href="Pictures/200000120000046900000469AB00BF61.svm" xlink:type="simple" xlink:show="embed" xlink:actuate="onLoad">
            <text:p/>
          </draw:image>
        </draw:frame>
        <draw:line draw:style-name="gr4" draw:text-style-name="P1" draw:layer="layout" svg:x1="17.76cm" svg:y1="10.4cm" svg:x2="19.68cm" svg:y2="10.4cm">
          <text:p/>
        </draw:line>
        <draw:frame draw:style-name="gr1" draw:text-style-name="P1" draw:layer="layout" svg:width="3.2cm" svg:height="3.2cm" svg:x="14.08cm" svg:y="8.96cm">
          <draw:image xlink:href="Pictures/200000120000046900000469C31BEFA0.svm" xlink:type="simple" xlink:show="embed" xlink:actuate="onLoad">
            <text:p/>
          </draw:image>
        </draw:frame>
        <draw:frame draw:style-name="gr5" draw:text-style-name="P3" draw:layer="layout" svg:width="4.122cm" svg:height="1.28cm" svg:x="12.779cm" svg:y="0.34cm">
          <draw:text-box>
            <text:p text:style-name="P2"><text:span text:style-name="T1">tagging</text:span></text:p>
          </draw:text-box>
        </draw:frame>
        <draw:line draw:style-name="gr2" draw:text-style-name="P1" draw:layer="layout" svg:x1="10.24cm" svg:y1="10.4cm" svg:x2="13.28cm" svg:y2="10.4cm">
          <text:p/>
        </draw:line>
        <draw:polyline draw:style-name="gr3" draw:text-style-name="P1" draw:layer="layout" svg:width="3.679cm" svg:height="3.999cm" svg:x="9.92cm" svg:y="12.8cm" svg:viewBox="0 0 3680 4000" draw:points="3680,0 2080,4000 0,4000">
          <text:p/>
        </draw:polyline>
        <draw:polyline draw:style-name="gr3" draw:text-style-name="P1" draw:layer="layout" svg:width="3.679cm" svg:height="3.999cm" draw:transform="rotate (-3.14159265358979) translate (13.6cm 8.16cm)" svg:viewBox="0 0 3680 4000" draw:points="0,0 1600,4000 3680,4000">
          <text:p/>
        </draw:polyline>
        <draw:frame draw:style-name="gr5" draw:text-style-name="P3" draw:layer="layout" svg:width="4.939cm" svg:height="1.28cm" svg:x="6.179cm" svg:y="0.28cm">
          <draw:text-box>
            <text:p text:style-name="P2"><text:span text:style-name="T1">members</text:span></text:p>
          </draw:text-box>
        </draw:frame>
        <draw:frame draw:style-name="gr5" draw:text-style-name="P3" draw:layer="layout" svg:width="5.222cm" svg:height="1.28cm" svg:x="18.728cm" svg:y="0.243cm">
          <draw:text-box>
            <text:p text:style-name="P2"><text:span text:style-name="T1">document</text:span></text:p>
          </draw:text-box>
        </draw:frame>
        <draw:custom-shape draw:style-name="gr7" draw:text-style-name="P1" draw:layer="layout" svg:width="5.44cm" svg:height="6.4cm" svg:x="12.96cm" svg:y="7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9.976cm" svg:height="1.28cm" svg:x="10.544cm" svg:y="19.36cm">
          <draw:text-box>
            <text:p text:style-name="P2"><text:span text:style-name="T2">intellectual analysi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3.2cm" svg:height="3.2cm" svg:x="4.62cm" svg:y="8.76cm">
          <draw:image xlink:href="Pictures/2000002A00000469000004694D38254F.svm" xlink:type="simple" xlink:show="embed" xlink:actuate="onLoad">
            <text:p/>
          </draw:image>
        </draw:frame>
        <draw:frame draw:style-name="gr1" draw:text-style-name="P1" draw:layer="layout" svg:width="3.2cm" svg:height="3.2cm" svg:x="12.38cm" svg:y="8.76cm">
          <draw:image xlink:href="Pictures/200000120000046900000469C31BEFA0.svm" xlink:type="simple" xlink:show="embed" xlink:actuate="onLoad">
            <text:p/>
          </draw:image>
        </draw:frame>
        <draw:line draw:style-name="gr2" draw:text-style-name="P1" draw:layer="layout" svg:x1="8.54cm" svg:y1="10.2cm" svg:x2="11.58cm" svg:y2="10.2cm">
          <text:p/>
        </draw:line>
        <draw:frame draw:style-name="gr5" draw:text-style-name="P3" draw:layer="layout" svg:width="5.802cm" svg:height="1.28cm" svg:x="3.3cm" svg:y="6.98cm">
          <draw:text-box>
            <text:p text:style-name="P2"><text:span text:style-name="T1">community</text:span></text:p>
          </draw:text-box>
        </draw:frame>
        <draw:frame draw:style-name="gr1" draw:text-style-name="P1" draw:layer="layout" svg:width="3.2cm" svg:height="3.2cm" svg:x="20.12cm" svg:y="8.736cm">
          <draw:image xlink:href="Pictures/200000240000046900000469082C9CC8.svm" xlink:type="simple" xlink:show="embed" xlink:actuate="onLoad">
            <text:p/>
          </draw:image>
        </draw:frame>
        <draw:line draw:style-name="gr2" draw:text-style-name="P1" draw:layer="layout" svg:x1="16.34cm" svg:y1="10.2cm" svg:x2="19.38cm" svg:y2="10.2cm">
          <text:p/>
        </draw:line>
        <draw:frame draw:style-name="gr5" draw:text-style-name="P3" draw:layer="layout" svg:width="5.802cm" svg:height="1.28cm" svg:x="3.3cm" svg:y="6.98cm">
          <draw:text-box>
            <text:p text:style-name="P2"><text:span text:style-name="T1">community</text:span></text:p>
          </draw:text-box>
        </draw:frame>
        <draw:frame draw:style-name="gr5" draw:text-style-name="P3" draw:layer="layout" svg:width="6.005cm" svg:height="1.28cm" svg:x="10.9cm" svg:y="6.98cm">
          <draw:text-box>
            <text:p text:style-name="P2"><text:span text:style-name="T1">folksonomy</text:span></text:p>
          </draw:text-box>
        </draw:frame>
        <draw:frame draw:style-name="gr5" draw:text-style-name="P3" draw:layer="layout" svg:width="7.402cm" svg:height="1.28cm" svg:x="18.1cm" svg:y="6.98cm">
          <draw:text-box>
            <text:p text:style-name="P2"><text:span text:style-name="T1">KOS with links</text:span></text:p>
          </draw:text-box>
        </draw:frame>
        <draw:frame draw:style-name="gr5" draw:text-style-name="P7" draw:layer="layout" svg:width="7.652cm" svg:height="2.309cm" svg:x="14.206cm" svg:y="12.48cm">
          <draw:text-box>
            <text:p text:style-name="P6"><text:span text:style-name="T1">harvesting and</text:span></text:p>
            <text:p text:style-name="P6"><text:span text:style-name="T1">transformati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3.2cm" svg:height="3.2cm" svg:x="4.62cm" svg:y="8.76cm">
          <draw:image xlink:href="Pictures/2000002A00000469000004694D38254F.svm" xlink:type="simple" xlink:show="embed" xlink:actuate="onLoad">
            <text:p/>
          </draw:image>
        </draw:frame>
        <draw:frame draw:style-name="gr1" draw:text-style-name="P1" draw:layer="layout" svg:width="3.2cm" svg:height="3.2cm" svg:x="12.38cm" svg:y="8.76cm">
          <draw:image xlink:href="Pictures/200000120000046900000469C31BEFA0.svm" xlink:type="simple" xlink:show="embed" xlink:actuate="onLoad">
            <text:p/>
          </draw:image>
        </draw:frame>
        <draw:line draw:style-name="gr2" draw:text-style-name="P1" draw:layer="layout" svg:x1="8.54cm" svg:y1="10.2cm" svg:x2="11.58cm" svg:y2="10.2cm">
          <text:p/>
        </draw:line>
        <draw:frame draw:style-name="gr5" draw:text-style-name="P3" draw:layer="layout" svg:width="5.802cm" svg:height="1.28cm" svg:x="3.3cm" svg:y="6.98cm">
          <draw:text-box>
            <text:p text:style-name="P2"><text:span text:style-name="T1">community</text:span></text:p>
          </draw:text-box>
        </draw:frame>
        <draw:frame draw:style-name="gr1" draw:text-style-name="P1" draw:layer="layout" svg:width="3.2cm" svg:height="3.2cm" svg:x="20.12cm" svg:y="8.736cm">
          <draw:image xlink:href="Pictures/200000240000046900000469082C9CC8.svm" xlink:type="simple" xlink:show="embed" xlink:actuate="onLoad">
            <text:p/>
          </draw:image>
        </draw:frame>
        <draw:line draw:style-name="gr2" draw:text-style-name="P1" draw:layer="layout" svg:x1="16.34cm" svg:y1="10.2cm" svg:x2="19.38cm" svg:y2="10.2cm">
          <text:p/>
        </draw:line>
        <draw:frame draw:style-name="gr5" draw:text-style-name="P3" draw:layer="layout" svg:width="5.802cm" svg:height="1.28cm" svg:x="3.3cm" svg:y="6.98cm">
          <draw:text-box>
            <text:p text:style-name="P2"><text:span text:style-name="T1">community</text:span></text:p>
          </draw:text-box>
        </draw:frame>
        <draw:frame draw:style-name="gr5" draw:text-style-name="P3" draw:layer="layout" svg:width="6.005cm" svg:height="1.28cm" svg:x="10.9cm" svg:y="6.98cm">
          <draw:text-box>
            <text:p text:style-name="P2"><text:span text:style-name="T1">folksonomy</text:span></text:p>
          </draw:text-box>
        </draw:frame>
        <draw:frame draw:style-name="gr5" draw:text-style-name="P3" draw:layer="layout" svg:width="7.402cm" svg:height="1.28cm" svg:x="18.1cm" svg:y="6.98cm">
          <draw:text-box>
            <text:p text:style-name="P2"><text:span text:style-name="T1">KOS with links</text:span></text:p>
          </draw:text-box>
        </draw:frame>
        <draw:frame draw:style-name="gr5" draw:text-style-name="P3" draw:layer="layout" svg:width="4.803cm" svg:height="1.28cm" svg:x="11.397cm" svg:y="16.28cm">
          <draw:text-box>
            <text:p text:style-name="P2"><text:span text:style-name="T1">feedback</text:span></text:p>
          </draw:text-box>
        </draw:frame>
        <draw:path draw:style-name="gr9" draw:text-style-name="P1" draw:layer="layout" svg:width="11.169cm" svg:height="11.499cm" draw:transform="skewX (3.93109287399705E-017) rotate (-2.33175988066442) translate (21.8356670110106cm 13.8986183066492cm)" svg:viewBox="0 0 11170 11500" svg:d="m0 1651c5822-5544 15091 4188 9379 9849">
          <text:p/>
        </draw:path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.6cm" svg:height="1.6cm" svg:x="16.16cm" svg:y="18.56cm">
          <draw:image xlink:href="Pictures/2000001800000469000004696BEA4B97.svm" xlink:type="simple" xlink:show="embed" xlink:actuate="onLoad">
            <text:p/>
          </draw:image>
        </draw:frame>
        <draw:frame draw:style-name="gr1" draw:text-style-name="P1" draw:layer="layout" svg:width="1.6cm" svg:height="1.6cm" svg:x="18.08cm" svg:y="18.56cm">
          <draw:image xlink:href="Pictures/2000001800000469000004692B27417E.svm" xlink:type="simple" xlink:show="embed" xlink:actuate="onLoad">
            <text:p/>
          </draw:image>
        </draw:frame>
        <draw:frame draw:style-name="gr1" draw:text-style-name="P1" draw:layer="layout" svg:width="1.6cm" svg:height="1.6cm" svg:x="20cm" svg:y="18.568cm">
          <draw:image xlink:href="Pictures/20000012000004690000046909997DA3.svm" xlink:type="simple" xlink:show="embed" xlink:actuate="onLoad">
            <text:p/>
          </draw:image>
        </draw:frame>
        <draw:frame draw:style-name="gr1" draw:text-style-name="P1" draw:layer="layout" svg:width="4.4cm" svg:height="1.6cm" svg:x="22.8cm" svg:y="18.56cm">
          <draw:image xlink:href="Pictures/2000000C00000C200000046900BB6F64.svm" xlink:type="simple" xlink:show="embed" xlink:actuate="onLoad">
            <text:p/>
          </draw:image>
        </draw:frame>
        <draw:frame draw:style-name="gr10" draw:text-style-name="P2" draw:layer="layout" svg:width="5.269cm" svg:height="1.021cm" svg:x="22.091cm" svg:y="17.571cm">
          <draw:text-box>
            <text:p text:style-name="P2"><text:span text:style-name="T3">icons based 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000000"/>
    </style:style>
    <style:style style:name="style1" style:family="graphic" style:parent-style-name="standard">
      <style:graphic-properties draw:stroke="none" draw:fill="solid" draw:fill-color="#ffff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Verdana" style:font-style-name="Regular" style:font-family-generic="swiss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Verdana" style:font-style-name="Regular" style:font-family-generic="swiss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2</meta:generator>
    <meta:creation-date>2012-11-27T12:49:52</meta:creation-date>
    <dc:language>de-DE</dc:language>
    <meta:editing-cycles>1</meta:editing-cycles>
    <meta:editing-duration>P0D</meta:editing-duration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